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3@y7kIR&amp;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o.cB8+W6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~l4ZP[b3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{5enUH_9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9=iJ@4Km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Q(94Fda%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Gz3&amp;R(y1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@A+97vkI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2W*c}5Lp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b9m!NX~8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7RFl4v?*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)}Ac5M3i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7B%1G*kp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Op~7Sq-3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]D^m2B4t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!7}IC1yw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myN3!K5}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a8]KA~i9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kd47[C&amp;L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F*t#O92g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c7K!=Ma3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23?~jyWG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7S+5=Drn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M5*Qa&amp;8j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2RN_@5ey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K@V3hc#1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|KLe@36x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f=H%5oC9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|h+FDx67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iAe2[1Q&amp;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6Mb1]?gH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~_uA1V3k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CR.e74k#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1#!as9KA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aQu)A32^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o4t9B(+V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Y59vGr&amp;=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]3kQN5}l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3eI9@B+b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Ty_=8nX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